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2845ea" officeooo:paragraph-rsid="002845ea"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bold" officeooo:rsid="0031377b" officeooo:paragraph-rsid="0031377b"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13pt" fo:font-weight="bold" officeooo:rsid="0029c81a" officeooo:paragraph-rsid="0029c81a" style:font-size-asian="13pt" style:font-weight-asian="bold" style:font-size-complex="13pt" style:font-weight-complex="bold"/>
    </style:style>
    <style:style style:name="P4" style:family="paragraph" style:parent-style-name="Standard">
      <style:paragraph-properties fo:text-align="start" style:justify-single-word="false"/>
      <style:text-properties fo:font-size="14pt" fo:font-weight="bold" officeooo:rsid="0029c81a" officeooo:paragraph-rsid="0029c81a"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29c81a" officeooo:paragraph-rsid="002bf66e"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29c81a" officeooo:paragraph-rsid="002ed503"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29c81a" officeooo:paragraph-rsid="002ef2d8"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377c18" officeooo:paragraph-rsid="00377c18"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3e3b47" officeooo:paragraph-rsid="003e3b47"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officeooo:rsid="003e3b47" officeooo:paragraph-rsid="0041c9ad"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bold" officeooo:rsid="003e3b47" officeooo:paragraph-rsid="0041d682"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fo:font-weight="bold" officeooo:rsid="003e3b47" officeooo:paragraph-rsid="0044d819"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bold" officeooo:rsid="0044d819" officeooo:paragraph-rsid="0044d819"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bold" officeooo:rsid="00338b15" officeooo:paragraph-rsid="00338b15"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font-size="12pt" fo:font-weight="normal" officeooo:rsid="003ab8ed" officeooo:paragraph-rsid="002ef2d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77c18" officeooo:paragraph-rsid="00377c1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41d682" officeooo:paragraph-rsid="0041d68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41d682" officeooo:paragraph-rsid="0041d682"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535d1b" officeooo:paragraph-rsid="00535d1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58a63d" officeooo:paragraph-rsid="0058a63d"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58e08e" officeooo:paragraph-rsid="0058e08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4pt" fo:font-weight="bold" officeooo:rsid="003e3b47" officeooo:paragraph-rsid="0041d682" style:font-size-asian="14pt" style:font-weight-asian="bold" style:font-size-complex="14pt" style:font-weight-complex="bold"/>
    </style:style>
    <style:style style:name="P23" style:family="paragraph" style:parent-style-name="Standard">
      <style:paragraph-properties fo:text-align="start" style:justify-single-word="false"/>
      <style:text-properties fo:font-size="14pt" fo:font-weight="bold" officeooo:rsid="0054345e" officeooo:paragraph-rsid="0054345e" style:font-size-asian="14pt" style:font-weight-asian="bold" style:font-size-complex="14pt" style:font-weight-complex="bold"/>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2b9241" style:font-size-asian="10.5pt" style:font-weight-asian="normal" style:font-size-complex="12pt" style:font-weight-complex="normal"/>
    </style:style>
    <style:style style:name="T3" style:family="text">
      <style:text-properties fo:font-size="12pt" fo:font-weight="normal" officeooo:rsid="002bf66e" style:font-size-asian="10.5pt" style:font-weight-asian="normal" style:font-size-complex="12pt" style:font-weight-complex="normal"/>
    </style:style>
    <style:style style:name="T4" style:family="text">
      <style:text-properties fo:font-size="12pt" fo:font-weight="normal" officeooo:rsid="002d26e8" style:font-size-asian="10.5pt" style:font-weight-asian="normal" style:font-size-complex="12pt" style:font-weight-complex="normal"/>
    </style:style>
    <style:style style:name="T5" style:family="text">
      <style:text-properties fo:font-size="12pt" fo:font-weight="normal" officeooo:rsid="002dc4d3" style:font-size-asian="10.5pt" style:font-weight-asian="normal" style:font-size-complex="12pt" style:font-weight-complex="normal"/>
    </style:style>
    <style:style style:name="T6" style:family="text">
      <style:text-properties fo:font-size="12pt" fo:font-weight="normal" officeooo:rsid="0031377b" style:font-size-asian="10.5pt" style:font-weight-asian="normal" style:font-size-complex="12pt" style:font-weight-complex="normal"/>
    </style:style>
    <style:style style:name="T7" style:family="text">
      <style:text-properties fo:font-size="12pt" fo:font-weight="normal" officeooo:rsid="0032f218" style:font-size-asian="10.5pt" style:font-weight-asian="normal" style:font-size-complex="12pt" style:font-weight-complex="normal"/>
    </style:style>
    <style:style style:name="T8" style:family="text">
      <style:text-properties fo:font-size="12pt" fo:font-weight="normal" officeooo:rsid="00369e5c" style:font-size-asian="10.5pt" style:font-weight-asian="normal" style:font-size-complex="12pt" style:font-weight-complex="normal"/>
    </style:style>
    <style:style style:name="T9" style:family="text">
      <style:text-properties fo:font-size="12pt" fo:font-weight="normal" officeooo:rsid="003846c7" style:font-size-asian="10.5pt" style:font-weight-asian="normal" style:font-size-complex="12pt" style:font-weight-complex="normal"/>
    </style:style>
    <style:style style:name="T10" style:family="text">
      <style:text-properties fo:font-size="12pt" fo:font-weight="normal" officeooo:rsid="0038fc15" style:font-size-asian="10.5pt" style:font-weight-asian="normal" style:font-size-complex="12pt" style:font-weight-complex="normal"/>
    </style:style>
    <style:style style:name="T11" style:family="text">
      <style:text-properties fo:font-size="12pt" fo:font-weight="normal" officeooo:rsid="00398762" style:font-size-asian="10.5pt" style:font-weight-asian="normal" style:font-size-complex="12pt" style:font-weight-complex="normal"/>
    </style:style>
    <style:style style:name="T12" style:family="text">
      <style:text-properties fo:font-size="12pt" fo:font-weight="normal" officeooo:rsid="00407b53" style:font-size-asian="10.5pt" style:font-weight-asian="normal" style:font-size-complex="12pt" style:font-weight-complex="normal"/>
    </style:style>
    <style:style style:name="T13" style:family="text">
      <style:text-properties fo:font-size="12pt" fo:font-weight="normal" officeooo:rsid="0041c9ad" style:font-size-asian="10.5pt" style:font-weight-asian="normal" style:font-size-complex="12pt" style:font-weight-complex="normal"/>
    </style:style>
    <style:style style:name="T14" style:family="text">
      <style:text-properties fo:font-size="12pt" fo:font-weight="normal" officeooo:rsid="0041d682" style:font-size-asian="10.5pt" style:font-weight-asian="normal" style:font-size-complex="12pt" style:font-weight-complex="normal"/>
    </style:style>
    <style:style style:name="T15" style:family="text">
      <style:text-properties fo:font-size="12pt" fo:font-weight="normal" officeooo:rsid="00435dc0" style:font-size-asian="10.5pt" style:font-weight-asian="normal" style:font-size-complex="12pt" style:font-weight-complex="normal"/>
    </style:style>
    <style:style style:name="T16" style:family="text">
      <style:text-properties fo:font-size="12pt" fo:font-weight="normal" officeooo:rsid="0044d819" style:font-size-asian="10.5pt" style:font-weight-asian="normal" style:font-size-complex="12pt" style:font-weight-complex="normal"/>
    </style:style>
    <style:style style:name="T17" style:family="text">
      <style:text-properties fo:font-size="12pt" fo:font-weight="normal" officeooo:rsid="0057f6f1" style:font-size-asian="10.5pt" style:font-weight-asian="normal" style:font-size-complex="12pt" style:font-weight-complex="normal"/>
    </style:style>
    <style:style style:name="T18" style:family="text">
      <style:text-properties fo:font-size="12pt" officeooo:rsid="00462728" style:font-size-asian="10.5pt" style:font-size-complex="12pt"/>
    </style:style>
    <style:style style:name="T19" style:family="text">
      <style:text-properties fo:font-size="12pt" officeooo:rsid="004a8251" style:font-size-asian="10.5pt" style:font-size-complex="12pt"/>
    </style:style>
    <style:style style:name="T20" style:family="text">
      <style:text-properties fo:font-size="12pt" officeooo:rsid="00493e1f" style:font-size-asian="10.5pt" style:font-size-complex="12pt"/>
    </style:style>
    <style:style style:name="T21" style:family="text">
      <style:text-properties fo:font-size="12pt" officeooo:rsid="004c0bf5" style:font-size-asian="10.5pt" style:font-size-complex="12pt"/>
    </style:style>
    <style:style style:name="T22" style:family="text">
      <style:text-properties officeooo:rsid="002bf66e"/>
    </style:style>
    <style:style style:name="T23" style:family="text">
      <style:text-properties officeooo:rsid="003045f1"/>
    </style:style>
    <style:style style:name="T24" style:family="text">
      <style:text-properties officeooo:rsid="003259cd"/>
    </style:style>
    <style:style style:name="T25" style:family="text">
      <style:text-properties officeooo:rsid="00369e5c"/>
    </style:style>
    <style:style style:name="T26" style:family="text">
      <style:text-properties officeooo:rsid="003d4baf"/>
    </style:style>
    <style:style style:name="T27" style:family="text">
      <style:text-properties officeooo:rsid="00407b53"/>
    </style:style>
    <style:style style:name="T28" style:family="text">
      <style:text-properties officeooo:rsid="0041d682"/>
    </style:style>
    <style:style style:name="T29" style:family="text">
      <style:text-properties officeooo:rsid="004d30be"/>
    </style:style>
    <style:style style:name="T30" style:family="text">
      <style:text-properties officeooo:rsid="004d6073"/>
    </style:style>
    <style:style style:name="T31" style:family="text">
      <style:text-properties officeooo:rsid="004f0cb5"/>
    </style:style>
    <style:style style:name="T32" style:family="text">
      <style:text-properties officeooo:rsid="00512246"/>
    </style:style>
    <style:style style:name="T33" style:family="text">
      <style:text-properties officeooo:rsid="00527b94"/>
    </style:style>
    <style:style style:name="T34" style:family="text">
      <style:text-properties officeooo:rsid="00535d1b"/>
    </style:style>
    <style:style style:name="T35" style:family="text">
      <style:text-properties officeooo:rsid="0058a63d"/>
    </style:style>
    <style:style style:name="T36" style:family="text">
      <style:text-properties fo:color="#ffffff" loext:opacity="100%"/>
    </style:style>
    <style:style style:name="T37" style:family="text">
      <style:text-properties fo:color="#ffffff" loext:opacity="100%" officeooo:rsid="0058a6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text:span text:style-name="T24">arnet de bord</text:span></text:p>
      <text:p text:style-name="P2">Raphaël Tep</text:p>
      <text:p text:style-name="P2"/>
      <text:p text:style-name="P4">20/01/2025 :</text:p>
      <text:p text:style-name="P3"><text:tab/><text:span text:style-name="T1">Première lecture du pdf et analyse, réalisation du diagramme de déploiement et début de reformulation du cahier des charges.</text:span></text:p>
      <text:p text:style-name="P4">21/01/2025 :</text:p>
      <text:p text:style-name="P5"><text:tab/><text:span text:style-name="T2">Fin de la reformulation du cahier des charges, début du diagramme de séquence </text:span><text:span text:style-name="T3">et mise en page d’une partie de la présentation de projet (présentation du cahier des charges et quelques diagrammes)</text:span></text:p>
      <text:p text:style-name="P5">2<text:span text:style-name="T22">2</text:span>/01/2025 :</text:p>
      <text:p text:style-name="P5"><text:tab/><text:span text:style-name="T3">Découverte de la </text:span><text:span text:style-name="T4">serre, début de rédaction du cahier de recettes, </text:span><text:span text:style-name="T5">rédaction d’une petite partie des tests unitaires.</text:span></text:p>
      <text:p text:style-name="P6">2<text:span text:style-name="T23">7</text:span>/01/2025 :</text:p>
      <text:p text:style-name="P7"><text:tab/><text:span text:style-name="T6">Fin du diagramme de séquence, début de la familiarisation avec l’ESP32 et préparation de son utilisation en tant que point d’acc</text:span><text:span text:style-name="T7">ès wifi. Nom du point d’accès : ESP32_AP </text:span></text:p>
      <text:p text:style-name="P15"/>
      <text:p text:style-name="P14">28/01/2025 :</text:p>
      <text:p text:style-name="P14"><text:tab/><text:span text:style-name="T9">Début</text:span><text:span text:style-name="T1"> </text:span><text:span text:style-name="T9">de la mise </text:span><text:span text:style-name="T1">en place du serveur http depuis l’ESP32, </text:span><text:span text:style-name="T8">test du serveur et du point d’accès et de la connexion du </text:span><text:span text:style-name="T10">R</text:span><text:span text:style-name="T8">aspberry au point d’accès. </text:span><text:span text:style-name="T11">(Mdp Raspberry : serre2025)</text:span></text:p>
      <text:p text:style-name="P8"><text:span text:style-name="T25">2</text:span>9/01/2025 :</text:p>
      <text:p text:style-name="P16"><text:tab/><text:span text:style-name="T26">Finalisation du serveur http sur l’ESP32. Début du travail pour la récupération du taux d’humidité dans la terre a l’aide du capteur d’humidité. </text:span></text:p>
      <text:p text:style-name="P9">31/01/2025 :</text:p>
      <text:p text:style-name="P12"><text:tab/><text:span text:style-name="T12">Création de la page </text:span><text:span text:style-name="T13">html sur le serveur web de l’ESP32 </text:span><text:span text:style-name="T12">pour envoyer les données de l’ESP vers le Raspberry. </text:span><text:span text:style-name="T15">Cable management et branchement des cables de la serre et de tout les GPIO connectés a l’ESP32. </text:span><text:span text:style-name="T16">Ports et GPIO associés :</text:span></text:p>
      <text:p text:style-name="P13"><text:span text:style-name="T1">Capteur d’humidité dans le sol : port </text:span><text:span text:style-name="T20">GPIO </text:span><text:span text:style-name="T19">34</text:span></text:p>
      <text:p text:style-name="P13"><text:span text:style-name="T1">Capteur de température et d’hygrométrie : </text:span><text:span text:style-name="T18">un sur </text:span><text:span text:style-name="T19">GPIO3</text:span><text:span text:style-name="T21">2</text:span><text:span text:style-name="T18">, l’autre sur </text:span><text:span text:style-name="T19">GPIO2</text:span><text:span text:style-name="T21">5</text:span></text:p>
      <text:p text:style-name="P10"><text:span text:style-name="T28">0</text:span><text:span text:style-name="T27">3/0</text:span><text:span text:style-name="T28">2</text:span><text:span text:style-name="T27">/2025 :</text:span></text:p>
      <text:p text:style-name="P17"><text:tab/><text:span text:style-name="T31">Branchements de la majeure partie des câbles de la serre et rédaction du code pour récupérer les données du capteur d’hygrométrie et de température</text:span></text:p>
      <text:p text:style-name="P11"><text:span text:style-name="T28">04</text:span><text:span text:style-name="T27">/0</text:span><text:span text:style-name="T28">2</text:span><text:span text:style-name="T27">/2025 :</text:span></text:p>
      <text:p text:style-name="P17"><text:tab/><text:span text:style-name="T29">Finalisation du code du capteur d’hygrométrie et température, test du capteur et fusion des 3 codes déjà créé en 1 seul (code du capteur d’humidité au sol, du capteur d’hygrométrie et température et code du serveur web de l’ESP32) </text:span><text:span text:style-name="T30">avec des modifications pour actualiser le site a chaque nouvelle mesure d’humidité, hygrométrie et température.</text:span></text:p>
      <text:p text:style-name="P11"><text:span text:style-name="T28">05</text:span><text:span text:style-name="T27">/0</text:span><text:span text:style-name="T28">2</text:span><text:span text:style-name="T27">/2025 :</text:span></text:p>
      <text:p text:style-name="P17"><text:tab/><text:span text:style-name="T32">Résolution des bugs sur l</text:span><text:span text:style-name="T33">a gestion de tout les capteurs dans le même code et début des modifications du serveur de l’ESP</text:span></text:p>
      <text:p text:style-name="P11"><text:span text:style-name="T28">07</text:span><text:span text:style-name="T27">/0</text:span><text:span text:style-name="T28">2</text:span><text:span text:style-name="T27">/2025 :</text:span></text:p>
      <text:p text:style-name="P17"><text:tab/><text:span text:style-name="T33">Préparation de la présentation pour la revue (diaporama et répartition des explications avec Moussab)</text:span></text:p>
      <text:p text:style-name="P11"><text:span text:style-name="T28">10</text:span><text:span text:style-name="T27">/0</text:span><text:span text:style-name="T28">2</text:span><text:span text:style-name="T27">/2025 :</text:span></text:p>
      <text:p text:style-name="P17"><text:tab/><text:span text:style-name="T33">Finalisation du code du serveur web afin de renvoyer les données de la Serre verre le Serveur Web de l’ESP32. Ajout d’une actualisation automatique lié avec le timing de l’esp (actuellement 1 fois toute les minutes)</text:span></text:p>
      <text:p text:style-name="P11"><text:soft-page-break/><text:span text:style-name="T28">11</text:span><text:span text:style-name="T27">/0</text:span><text:span text:style-name="T28">2</text:span><text:span text:style-name="T27">/2025 :</text:span></text:p>
      <text:p text:style-name="P17"><text:tab/><text:span text:style-name="T34">Analyse des branchements des relais (résumé si besoin ici) :</text:span></text:p>
      <text:p text:style-name="P19">relais haut <text:span text:style-name="T35">input 2</text:span> : rouge <text:s/>droit relié au ventilateur sur CO (Current Open, ne laisse passer le courant que si il y a une autre impulsion) <text:span text:style-name="T37">gros con</text:span></text:p>
      <text:p text:style-name="P19">relais haut <text:span text:style-name="T35">input 1</text:span> : cable jaune relié a la pompe d’arrosage en CO également</text:p>
      <text:p text:style-name="P19">relais bas <text:span text:style-name="T35">input</text:span><text:span text:style-name="T37">e</text:span><text:span text:style-name="T35">1</text:span> : <text:span text:style-name="T35">pin humidité VCC</text:span></text:p>
      <text:p text:style-name="P20">relais bas input<text:span text:style-name="T36">e</text:span>2 : brumisateur</text:p>
      <text:p text:style-name="P21">Code pour le fonctionnement du ventilateur terminé</text:p>
      <text:p text:style-name="P21">Code pour le fonctionnement de la pompe en création.</text:p>
      <text:p text:style-name="P11"><text:span text:style-name="T28">12</text:span><text:span text:style-name="T27">/0</text:span><text:span text:style-name="T28">2</text:span><text:span text:style-name="T27">/2025 :</text:span></text:p>
      <text:p text:style-name="P11"><text:span text:style-name="T17"><text:tab/>a</text:span></text:p>
      <text:p text:style-name="P11"><text:span text:style-name="T28">14</text:span><text:span text:style-name="T27">/0</text:span><text:span text:style-name="T28">2</text:span><text:span text:style-name="T27">/2025 :</text:span></text:p>
      <text:p text:style-name="P11"><text:tab/><text:span text:style-name="T14">a</text:span></text:p>
      <text:p text:style-name="P11"><text:span text:style-name="T28">17</text:span><text:span text:style-name="T27">/0</text:span><text:span text:style-name="T28">2</text:span><text:span text:style-name="T27">/2025 :</text:span></text:p>
      <text:p text:style-name="P17"><text:tab/>a</text:p>
      <text:p text:style-name="P11"><text:span text:style-name="T28">18</text:span><text:span text:style-name="T27">/0</text:span><text:span text:style-name="T28">2</text:span><text:span text:style-name="T27">/2025 :</text:span></text:p>
      <text:p text:style-name="P11"><text:tab/><text:span text:style-name="T14">a</text:span></text:p>
      <text:p text:style-name="P11"><text:span text:style-name="T28">19</text:span><text:span text:style-name="T27">/0</text:span><text:span text:style-name="T28">2</text:span><text:span text:style-name="T27">/2025 :</text:span></text:p>
      <text:p text:style-name="P11"><text:tab/><text:span text:style-name="T14">a</text:span></text:p>
      <text:p text:style-name="P11"><text:span text:style-name="T28">21</text:span><text:span text:style-name="T27">/0</text:span><text:span text:style-name="T28">2</text:span><text:span text:style-name="T27">/2025 :</text:span></text:p>
      <text:p text:style-name="P11"><text:tab/><text:span text:style-name="T14">a</text:span></text:p>
      <text:p text:style-name="P23"><text:span text:style-name="T28">1</text:span>0/03/2025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0T10:40:18.780316828</meta:creation-date>
    <dc:date>2025-02-11T17:55:51.389241759</dc:date>
    <meta:editing-duration>PT4H18M3S</meta:editing-duration>
    <meta:editing-cycles>35</meta:editing-cycles>
    <meta:generator>LibreOffice/7.0.4.2$Linux_X86_64 LibreOffice_project/00$Build-2</meta:generator>
    <meta:document-statistic meta:table-count="0" meta:image-count="0" meta:object-count="0" meta:page-count="2" meta:paragraph-count="49" meta:word-count="497" meta:character-count="2940" meta:non-whitespace-character-count="2470"/>
  </office:meta>
</office:document-meta>
</file>